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  <style:text-properties fo:language="es" fo:country="MX"/>
    </style:style>
    <style:style style:name="P2" style:parent-style-name="Textbody" style:list-style-name="LFO1" style:family="paragraph">
      <style:text-properties fo:language="es" fo:country="MX"/>
    </style:style>
    <style:style style:name="P3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" style:parent-style-name="Textbody" style:list-style-name="LFO1" style:family="paragraph">
      <style:text-properties fo:language="es" fo:country="MX"/>
    </style:style>
    <style:style style:name="P5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6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7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8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9" style:parent-style-name="Textbody" style:list-style-name="LFO1" style:family="paragraph">
      <style:text-properties fo:language="es" fo:country="MX"/>
    </style:style>
    <style:style style:name="P10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11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12" style:parent-style-name="Textbody" style:list-style-name="LFO1" style:family="paragraph">
      <style:text-properties fo:language="es" fo:country="MX"/>
    </style:style>
    <style:style style:name="P13" style:parent-style-name="Textbody" style:list-style-name="LFO1" style:family="paragraph">
      <style:text-properties fo:language="es" fo:country="MX"/>
    </style:style>
    <style:style style:name="P14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15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16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17" style:parent-style-name="Textbody" style:list-style-name="LFO1" style:family="paragraph">
      <style:text-properties fo:language="es" fo:country="MX"/>
    </style:style>
    <style:style style:name="P18" style:parent-style-name="Textbody" style:list-style-name="LFO1" style:family="paragraph">
      <style:text-properties fo:language="es" fo:country="MX"/>
    </style:style>
    <style:style style:name="P19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20" style:parent-style-name="Textbody" style:list-style-name="LFO1" style:family="paragraph">
      <style:text-properties fo:language="es" fo:country="MX"/>
    </style:style>
    <style:style style:name="P21" style:parent-style-name="Textbody" style:list-style-name="LFO1" style:family="paragraph">
      <style:text-properties fo:language="es" fo:country="MX"/>
    </style:style>
    <style:style style:name="P22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23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24" style:parent-style-name="Textbody" style:list-style-name="LFO1" style:family="paragraph">
      <style:text-properties fo:language="es" fo:country="MX"/>
    </style:style>
    <style:style style:name="P25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26" style:parent-style-name="Textbody" style:list-style-name="LFO1" style:family="paragraph">
      <style:text-properties fo:language="es" fo:country="MX"/>
    </style:style>
    <style:style style:name="P27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28" style:parent-style-name="Textbody" style:list-style-name="LFO1" style:family="paragraph">
      <style:text-properties fo:language="es" fo:country="MX"/>
    </style:style>
    <style:style style:name="P29" style:parent-style-name="Textbody" style:list-style-name="LFO1" style:family="paragraph">
      <style:text-properties fo:language="es" fo:country="MX"/>
    </style:style>
    <style:style style:name="P30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1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2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3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4" style:parent-style-name="Textbody" style:list-style-name="LFO1" style:family="paragraph">
      <style:text-properties fo:language="es" fo:country="MX"/>
    </style:style>
    <style:style style:name="P35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6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7" style:parent-style-name="Textbody" style:list-style-name="LFO1" style:family="paragraph">
      <style:text-properties fo:language="es" fo:country="MX"/>
    </style:style>
    <style:style style:name="P38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9" style:parent-style-name="Textbody" style:list-style-name="LFO1" style:family="paragraph">
      <style:text-properties fo:language="es" fo:country="MX"/>
    </style:style>
    <style:style style:name="P40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1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2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3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4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5" style:parent-style-name="Textbody" style:list-style-name="LFO1" style:family="paragraph">
      <style:text-properties fo:language="es" fo:country="MX"/>
    </style:style>
    <style:style style:name="P46" style:parent-style-name="Textbody" style:list-style-name="LFO1" style:family="paragraph">
      <style:text-properties fo:language="es" fo:country="MX"/>
    </style:style>
    <style:style style:name="P47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8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9" style:parent-style-name="Textbody" style:list-style-name="LFO1" style:family="paragraph">
      <style:text-properties fo:language="es" fo:country="MX"/>
    </style:style>
    <style:style style:name="P50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51" style:parent-style-name="Textbody" style:list-style-name="LFO1" style:family="paragraph">
      <style:text-properties fo:language="es" fo:country="MX"/>
    </style:style>
    <style:style style:name="P52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53" style:parent-style-name="Textbody" style:list-style-name="LFO1" style:family="paragraph">
      <style:text-properties fo:language="es" fo:country="MX"/>
    </style:style>
    <style:style style:name="P54" style:parent-style-name="Textbody" style:list-style-name="LFO1" style:family="paragraph">
      <style:text-properties fo:language="es" fo:country="MX"/>
    </style:style>
    <style:style style:name="P55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56" style:parent-style-name="Textbody" style:list-style-name="LFO1" style:family="paragraph">
      <style:text-properties fo:language="es" fo:country="MX"/>
    </style:style>
    <style:style style:name="P57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58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59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60" style:parent-style-name="Textbody" style:list-style-name="LFO1" style:family="paragraph">
      <style:text-properties fo:language="es" fo:country="MX"/>
    </style:style>
    <style:style style:name="P61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62" style:parent-style-name="Textbody" style:list-style-name="LFO1" style:family="paragraph">
      <style:text-properties fo:language="es" fo:country="MX"/>
    </style:style>
    <style:style style:name="P63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64" style:parent-style-name="Textbody" style:list-style-name="LFO1" style:family="paragraph">
      <style:text-properties fo:language="es" fo:country="MX"/>
    </style:style>
    <style:style style:name="P65" style:parent-style-name="Textbody" style:list-style-name="LFO1" style:family="paragraph">
      <style:text-properties fo:language="es" fo:country="MX"/>
    </style:style>
    <style:style style:name="P66" style:parent-style-name="Textbody" style:list-style-name="LFO1" style:family="paragraph">
      <style:text-properties fo:language="es" fo:country="MX"/>
    </style:style>
    <style:style style:name="P67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68" style:parent-style-name="Textbody" style:list-style-name="LFO1" style:family="paragraph"/>
    <style:style style:name="T69" style:parent-style-name="Fuentedepárrafopredeter." style:family="text">
      <style:text-properties fo:language="es" fo:country="MX"/>
    </style:style>
    <style:style style:name="T70" style:parent-style-name="DefaultParagraphFont" style:family="text">
      <style:text-properties fo:language="es" fo:country="MX"/>
    </style:style>
  </office:automatic-styles>
  <office:body>
    <office:text text:use-soft-page-breaks="true">
      <text:h text:style-name="P1" text:outline-level="1">Encuesta de requerimientos</text:h>
      <text:list text:style-name="LFO1" text:continue-numbering="true">
        <text:list-item>
          <text:p text:style-name="P2">¿Cuál es la información que se debe saber del cliente?</text:p>
        </text:list-item>
      </text:list>
      <text:p text:style-name="P3">Cliente (nombre, apellido paterno, apellido materno, rfc, curp, ocupación, número de tipo de identificación (INE, IFE, pasaporte, licencia de conducir,<text:s/>catilla militar) vigente).</text:p>
      <text:list text:style-name="LFO1" text:continue-numbering="true">
        <text:list-item>
          <text:p text:style-name="P4">¿Cuál es la información que se debe almacenar de las prendas?</text:p>
        </text:list-item>
      </text:list>
      <text:p text:style-name="P5">Prenda (Descripción (20-50 caracteres), tipo de prenda (aparato, oro), avaluó(precio), préstamo, asignar identificador por el sistema).</text:p>
      <text:p text:style-name="P6">El préstamo se otorga de un 70<text:s/>a 90 % sobre el valor de avaluó</text:p>
      <text:p text:style-name="P7">Aparte de las categorías que ya existen del tipo de prenda (aparato, oro), puede haber subcategorías derivaras de esas.</text:p>
      <text:p text:style-name="P8">Una vez guardado el contrato no se puede modificar nada</text:p>
      <text:list text:style-name="LFO1" text:continue-numbering="true">
        <text:list-item>
          <text:p text:style-name="P9">¿Cuáles son los criterios(tamaño) para las fotografías de los clientes?</text:p>
        </text:list-item>
      </text:list>
      <text:p text:style-name="P10">3 fotos, rostro, identificación de ambos lados, resolución de 640x400 px se asocian a los clientes</text:p>
      <text:p text:style-name="P11">Solo se puede modificar los datos del cliente en el momento que se da de alta</text:p>
      <text:list text:style-name="LFO1" text:continue-numbering="true">
        <text:list-item>
          <text:p text:style-name="P12">¿Cuáles son los criterios(tamaño) para las fotografías<text:s/>de las prendas?</text:p>
        </text:list-item>
      </text:list>
      <text:p text:style-name="Párrafodelista">Mínimo 1, máximo sin límite, 640x400px se asocian a cada prenda, nuevas fotos cada vez que se empeña<text:s/></text:p>
      <text:list text:style-name="LFO1" text:continue-numbering="true">
        <text:list-item>
          <text:p text:style-name="P13">¿Qué tipos de interés incurren?</text:p>
        </text:list-item>
      </text:list>
      <text:p text:style-name="P14">Interés ordinario 8% mensual</text:p>
      <text:p text:style-name="P15">Interés de almacén 2% mensual</text:p>
      <text:p text:style-name="P16">Fijo a nivel de sucursal,<text:s/></text:p>
      <text:list text:style-name="LFO1" text:continue-numbering="true">
        <text:list-item>
          <text:p text:style-name="P17">¿El interés en un empeño es variable o fijo?</text:p>
        </text:list-item>
        <text:list-item>
          <text:p text:style-name="P18">¿El monto de apartado es variable o fijo?</text:p>
        </text:list-item>
      </text:list>
      <text:p text:style-name="P19">El mínimo 10% - máximo el 90%, son 5 días para apartar independientemente de lo que deja el cliente, existe una<text:s/>prórroga<text:s/>de empeño de 10 días máximos y solo es por petición del<text:s/>cliente sin ningún pago extra, en cuanto se vence el articulo pasa a la venta.</text:p>
      <text:list text:style-name="LFO1" text:continue-numbering="true">
        <text:list-item>
          <text:p text:style-name="P20">¿Que implica que un cliente esté en lista negra?</text:p>
        </text:list-item>
      </text:list>
      <text:p text:style-name="Párrafodelista">No puede empeñar y vender, pero si refrendar y finiquitar</text:p>
      <text:list text:style-name="LFO1" text:continue-numbering="true">
        <text:list-item>
          <text:p text:style-name="P21">¿En qué condiciones<text:s/>pasa un cliente a la lista negra?</text:p>
        </text:list-item>
      </text:list>
      <text:p text:style-name="P22">Cuando entrega<text:s/>identificaciones falsas o la prenda a empeñar es robada.</text:p>
      <text:p text:style-name="P23"><text:s/>También se puede sacar de la lista negra, comprobando que no es culpable.</text:p>
      <text:soft-page-break/>
      <text:list text:style-name="LFO1" text:continue-numbering="true">
        <text:list-item>
          <text:p text:style-name="P24">¿El sistema es independiente para cada sucursal?</text:p>
        </text:list-item>
      </text:list>
      <text:p text:style-name="P25">Si, no se pueden obtener datos entre sucursales.</text:p>
      <text:list text:style-name="LFO1" text:continue-numbering="true">
        <text:list-item>
          <text:p text:style-name="P26">¿Qué información se necesita de los usuarios que ocuparán el sistema?</text:p>
        </text:list-item>
      </text:list>
      <text:p text:style-name="P27">Usuario (número de personal, nombre completo, rol (administrador, gerente, bodega, cajero))</text:p>
      <text:list text:style-name="LFO1" text:continue-numbering="true">
        <text:list-item>
          <text:p text:style-name="P28">¿Cuáles son los tipos de usuarios y que acciones pueden realizar en el sistema?</text:p>
        </text:list-item>
      </text:list>
      <text:p text:style-name="Párrafodelista">Administrador – acceso a todo el sistema</text:p>
      <text:p text:style-name="Párrafodelista">Gerente – no da de alta usuarios ni configurar interés, o valores del sistema valores fijo (plazo de días, intereses, tipo de pagos(periodos/rangos)).<text:s/></text:p>
      <text:p text:style-name="Párrafodelista"/>
      <text:p text:style-name="Párrafodelista">Interés ordinario se divide dependiendo los periodos.</text:p>
      <text:p text:style-name="Párrafodelista"/>
      <text:p text:style-name="Párrafodelista">Cajero – hacer empeño, refrendo, finiquito, extender tiempo, venta, apartado</text:p>
      <text:p text:style-name="Párrafodelista">Bodeguero – solo visualiza lo del CAJERO.</text:p>
      <text:list text:style-name="LFO1" text:continue-numbering="true">
        <text:list-item>
          <text:p text:style-name="P29">¿Qué consideraciones se deben tomar para el diseño de la interfaz gráfica (colores, logos, fuentes)?</text:p>
        </text:list-item>
      </text:list>
      <text:p text:style-name="P30">Fuente no hay (proponer) no muy pequeña</text:p>
      <text:p text:style-name="P31">Color viejo es blanco y color crema</text:p>
      <text:p text:style-name="P32">Logo (proponer)</text:p>
      <text:p text:style-name="P33">Iconos no muy cansados</text:p>
      <text:list text:style-name="LFO1" text:continue-numbering="true">
        <text:list-item>
          <text:p text:style-name="P34">¿En qué tipos de computadoras se va a instalar el cliente (resolución, potencia)?</text:p>
        </text:list-item>
      </text:list>
      <text:p text:style-name="P35">Las computadoras de caja son computadoras, 1280x730, 1 o 2 de RAM, Procesador celeron, no touch</text:p>
      <text:p text:style-name="P36">Con Windows, xp, 7, 8 o 10.</text:p>
      <text:list text:style-name="LFO1" text:continue-numbering="true">
        <text:list-item>
          <text:p text:style-name="P37">¿En qué<text:s/>tipos de computadoras se va a instalar el servidor (resolución, potencia)?</text:p>
        </text:list-item>
      </text:list>
      <text:p text:style-name="P38">Servidor donde se encuentra la base de datos – 8 GB – 1TB <text:s/>- Windows server<text:s/></text:p>
      <text:list text:style-name="LFO1" text:continue-numbering="true">
        <text:list-item>
          <text:p text:style-name="P39">¿Cómo se maneja la disponibilidad de capital (Reinicio de capital inicial, autorización de<text:s/>capital adicional)?</text:p>
        </text:list-item>
      </text:list>
      <text:p text:style-name="P40">Fondo de incio empieza con 80 000, disminuye con empeños y aumenta con refrendos y finiquitos</text:p>
      <text:p text:style-name="P41">Se puede aumentar el fondo inicial y lo hace el gerente y admin, se registran gatos que se descuenta al fondo inicial</text:p>
      <text:p text:style-name="P42">Mostrar alerta cuando ya<text:s/>no hay dinero en caja</text:p>
      <text:p text:style-name="P43">Fin de dia – sacar el balance total</text:p>
      <text:p text:style-name="P44">Es acumulado el fondo inicial para el dia siguiente.</text:p>
      <text:soft-page-break/>
      <text:list text:style-name="LFO1" text:continue-numbering="true">
        <text:list-item>
          <text:p text:style-name="P45">¿El interés de almacenamiento es variable o fijo?</text:p>
        </text:list-item>
        <text:list-item>
          <text:p text:style-name="P46">¿Cómo se lleva a cabo el proceso de alta un contrato?</text:p>
        </text:list-item>
      </text:list>
      <text:p text:style-name="P47">Primero se busca el cliente con su identificación por curp, si ya exite obtiene los datos del cliente (foto, nombre, rfc, curp), si no existe se debe regsitrar los datos y fotos</text:p>
      <text:p text:style-name="P48">Ya que se tienen los datos del cliente, se capturan las prendas (n prendas) y después se toman las fotos(cada vez que<text:s/>se empeña - editar o actualizar fotos, actualizar datos del cliente) se guarda el empeño y después se imprime el contrato (datos de cliente, datos de prendas, importe valuado y la información de los plazos con precios) hoja tamaño carta, pdf , no agregar términos y condiciones</text:p>
      <text:list text:style-name="LFO1" text:continue-numbering="true">
        <text:list-item>
          <text:p text:style-name="P49">¿Cómo se lleva a cabo el proceso de venta de una prenda?</text:p>
        </text:list-item>
      </text:list>
      <text:p text:style-name="P50">Primero - Buscar articulo, por descripción o identificador, después seleccionarlo (mínimo 1 – max 9 articulos en una sola venta), después agregar los datos del cliente o datos de publico en general. No es necesario agregar los datos del comprador y se guardan con datos por defacul y al finar se guarda la venta y al final se imprime un ticket (sucursal, artículos, fecha de venta, total, nombre del cajero)</text:p>
      <text:list text:style-name="LFO1" text:continue-numbering="true">
        <text:list-item>
          <text:p text:style-name="P51">¿Cómo se lleva a cabo el<text:s/>proceso de apartado de una prenda?</text:p>
        </text:list-item>
      </text:list>
      <text:p text:style-name="P52">Igual a la venta, solo se le agrega el porcentaje de apartado y se guarda el apartdo y se imprime el ticket es igual a la venta, pero se agrega el porcentaje y el importe y total</text:p>
      <text:list text:style-name="LFO1" text:continue-numbering="true">
        <text:list-item>
          <text:p text:style-name="P53">¿Cuáles son los datos debe tener una nota<text:s/>(venta, remate, apartado)?</text:p>
        </text:list-item>
        <text:list-item>
          <text:p text:style-name="P54">¿Cuáles son los elementos que tiene una etiqueta?</text:p>
        </text:list-item>
      </text:list>
      <text:p text:style-name="P55">Cuando se pasa una prenda a articulo, se asigna el precio de venta (mínimo en lo que se presto), cambiar la descripción, identificador de articulo</text:p>
      <text:list text:style-name="LFO1" text:continue-numbering="true">
        <text:list-item>
          <text:p text:style-name="P56">¿En qué tiempo un usuario debe generar un contrato?</text:p>
        </text:list-item>
      </text:list>
      <text:p text:style-name="P57">En 3 min se debe registrar un contrato, em promedio de 1 a 3 prendas en una misma operación</text:p>
      <text:p text:style-name="P58">Por cada contrado el máximo hay 3 prendas</text:p>
      <text:p text:style-name="P59">Apartado y venta maximo 5 min.</text:p>
      <text:list text:style-name="LFO1" text:continue-numbering="true">
        <text:list-item>
          <text:p text:style-name="P60">¿En qué tipo de archivos se deben generar los reportes?</text:p>
        </text:list-item>
      </text:list>
      <text:p text:style-name="P61">Opción donde salen reportes de empeño por periodos (rangos), mostrar en pdf tablas ordenadas por fechas, cuanto se empeño en ese periodo, cuando se vendio, cuanto se aparto y se finiquitaron</text:p>
      <text:list text:style-name="LFO1" text:continue-numbering="true">
        <text:list-item>
          <text:p text:style-name="P62">¿Qué otros dispositivos interactúan con el sistema (lector de barra, cámara, etc)?</text:p>
        </text:list-item>
      </text:list>
      <text:p text:style-name="P63">Generar código de barra e impresoras grandes y de tick e impresora para tickets</text:p>
      <text:list text:style-name="LFO1" text:continue-numbering="true">
        <text:list-item>
          <text:p text:style-name="P64">¿Cuál es el tiempo límite para recuperar una prenda?</text:p>
        </text:list-item>
        <text:list-item>
          <text:p text:style-name="P65">¿Existe algún proceso para la recuperación de prendas, en caso de que exista, cuáles serían las condiciones?</text:p>
        </text:list-item>
        <text:list-item>
          <text:p text:style-name="P66">¿En qué tiempo se vence la fecha de apartado de una prenda?</text:p>
        </text:list-item>
      </text:list>
      <text:p text:style-name="P67"/>
      <text:list text:style-name="LFO1" text:continue-numbering="true">
        <text:list-item>
          <text:p text:style-name="P68"><text:span text:style-name="T69">¿Cuál es el monto límite para realizar un préstamo, ya sea por cliente o por categoría?</text:span></text:p>
        </text:list-item>
      </text:list>
      <text:p text:style-name="Párrafodelista"/>
      <text:p text:style-name="Textbody"><text:span text:style-name="T70">No hay limite de prestamo a un solo clien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KaitiM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language="es" fo:country="MX"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 fo:language="es" fo:country="MX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fo:font-size="10pt" style:font-size-asian="10pt" style:font-size-complex="9pt" fo:language="es" fo:country="MX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 fo:language="es" fo:country="MX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 fo:language="es" fo:country="MX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 fo:language="es" fo:country="MX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 fo:language="es" fo:country="MX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Juan Carlos Domínguez Domínguez – Yeriel Armando Zamora Ortiz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uan Dominguez</meta:initial-creator>
    <dc:creator>ZAMORA ORTIZ YERIEL ARMANDO</dc:creator>
    <meta:creation-date>2019-02-13T14:23:00Z</meta:creation-date>
    <dc:date>2019-05-07T19:47:00Z</dc:date>
    <meta:print-date>2019-02-16T04:30:00Z</meta:print-date>
    <meta:template xlink:href="Normal" xlink:type="simple"/>
    <meta:editing-cycles>60</meta:editing-cycles>
    <meta:editing-duration>PT12240S</meta:editing-duration>
    <meta:document-statistic meta:page-count="4" meta:paragraph-count="12" meta:word-count="935" meta:character-count="6257" meta:row-count="44" meta:non-whitespace-character-count="5334"/>
  </office:meta>
</office:document-meta>
</file>